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 style:data-style-name="N108">
      <style:table-cell-properties fo:background-color="#3faf46"/>
    </style:style>
    <style:style style:name="ce5" style:family="table-cell" style:parent-style-name="Default" style:data-style-name="N108"/>
    <style:style style:name="ce7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5" table:default-cell-style-name="Default"/>
        <table:table-row table:style-name="ro1">
          <table:table-cell table:style-name="Default"/>
          <table:table-cell table:style-name="ce6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Default" office:value-type="string" calcext:value-type="string">
            <text:p>suma na ver</text:p>
          </table:table-cell>
          <table:table-cell table:style-name="ce6" office:value-type="string" calcext:value-type="string">
            <text:p>srednia na ver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0.00404561682650729" calcext:value-type="float">
            <text:p>0,0040</text:p>
          </table:table-cell>
          <table:table-cell table:style-name="ce4" office:value-type="float" office:value="0.0287212743448194" calcext:value-type="float">
            <text:p>0,0287</text:p>
          </table:table-cell>
          <table:table-cell table:style-name="ce4" office:value-type="float" office:value="0.0523986433364653" calcext:value-type="float">
            <text:p>0,0524</text:p>
          </table:table-cell>
          <table:table-cell table:style-name="ce4" table:formula="of:=SUM([.C2:.D2])" office:value-type="float" office:value="0.0811199176812848" calcext:value-type="float">
            <text:p>0,0811</text:p>
          </table:table-cell>
          <table:table-cell table:style-name="ce4" table:formula="of:=[.E2]/2" office:value-type="float" office:value="0.0405599588406424" calcext:value-type="float">
            <text:p>0,0406</text:p>
          </table:table-cell>
          <table:table-cell table:style-name="ce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86529859380137" calcext:value-type="float">
            <text:p>0,3865</text:p>
          </table:table-cell>
          <table:table-cell office:value-type="float" office:value="0.705438676190823" calcext:value-type="float">
            <text:p>0,7054</text:p>
          </table:table-cell>
          <table:table-cell office:value-type="float" office:value="0.265837510685378" calcext:value-type="float">
            <text:p>0,2658</text:p>
          </table:table-cell>
          <table:table-cell table:formula="of:=SUM([.C3:.D3])" office:value-type="float" office:value="0.971276186876201" calcext:value-type="float">
            <text:p>0,9713</text:p>
          </table:table-cell>
          <table:table-cell table:formula="of:=[.E3]/2" office:value-type="float" office:value="0.485638093438101" calcext:value-type="float">
            <text:p>0,485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02462285447999" calcext:value-type="float">
            <text:p>0,4025</text:p>
          </table:table-cell>
          <table:table-cell office:value-type="float" office:value="0.712958165496446" calcext:value-type="float">
            <text:p>0,7130</text:p>
          </table:table-cell>
          <table:table-cell office:value-type="float" office:value="0.340991743516684" calcext:value-type="float">
            <text:p>0,3410</text:p>
          </table:table-cell>
          <table:table-cell table:formula="of:=SUM([.C4:.D4])" office:value-type="float" office:value="1.05394990901313" calcext:value-type="float">
            <text:p>1,0539</text:p>
          </table:table-cell>
          <table:table-cell table:formula="of:=[.E4]/2" office:value-type="float" office:value="0.526974954506565" calcext:value-type="float">
            <text:p>0,527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94842738147884" calcext:value-type="float">
            <text:p>0,3948</text:p>
          </table:table-cell>
          <table:table-cell office:value-type="float" office:value="0.691344766258162" calcext:value-type="float">
            <text:p>0,6913</text:p>
          </table:table-cell>
          <table:table-cell office:value-type="float" office:value="0.291915369137825" calcext:value-type="float">
            <text:p>0,2919</text:p>
          </table:table-cell>
          <table:table-cell table:formula="of:=SUM([.C5:.D5])" office:value-type="float" office:value="0.983260135395987" calcext:value-type="float">
            <text:p>0,9833</text:p>
          </table:table-cell>
          <table:table-cell table:formula="of:=[.E5]/2" office:value-type="float" office:value="0.491630067697994" calcext:value-type="float">
            <text:p>0,491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48228172157205" calcext:value-type="float">
            <text:p>0,4482</text:p>
          </table:table-cell>
          <table:table-cell office:value-type="float" office:value="0.761160508999783" calcext:value-type="float">
            <text:p>0,7612</text:p>
          </table:table-cell>
          <table:table-cell office:value-type="float" office:value="0.360559904028421" calcext:value-type="float">
            <text:p>0,3606</text:p>
          </table:table-cell>
          <table:table-cell table:formula="of:=SUM([.C6:.D6])" office:value-type="float" office:value="1.1217204130282" calcext:value-type="float">
            <text:p>1,1217</text:p>
          </table:table-cell>
          <table:table-cell table:formula="of:=[.E6]/2" office:value-type="float" office:value="0.560860206514102" calcext:value-type="float">
            <text:p>0,560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22226269997543" calcext:value-type="float">
            <text:p>0,0922</text:p>
          </table:table-cell>
          <table:table-cell office:value-type="float" office:value="0.794311970982982" calcext:value-type="float">
            <text:p>0,7943</text:p>
          </table:table-cell>
          <table:table-cell office:value-type="float" office:value="0.0291442836027823" calcext:value-type="float">
            <text:p>0,0291</text:p>
          </table:table-cell>
          <table:table-cell table:formula="of:=SUM([.C7:.D7])" office:value-type="float" office:value="0.823456254585764" calcext:value-type="float">
            <text:p>0,8235</text:p>
          </table:table-cell>
          <table:table-cell table:formula="of:=[.E7]/2" office:value-type="float" office:value="0.411728127292882" calcext:value-type="float">
            <text:p>0,41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810448108370821" calcext:value-type="float">
            <text:p>0,0810</text:p>
          </table:table-cell>
          <table:table-cell office:value-type="float" office:value="0.790641894935625" calcext:value-type="float">
            <text:p>0,7906</text:p>
          </table:table-cell>
          <table:table-cell office:value-type="float" office:value="0.0199321805959959" calcext:value-type="float">
            <text:p>0,0199</text:p>
          </table:table-cell>
          <table:table-cell table:formula="of:=SUM([.C8:.D8])" office:value-type="float" office:value="0.810574075531621" calcext:value-type="float">
            <text:p>0,8106</text:p>
          </table:table-cell>
          <table:table-cell table:formula="of:=[.E8]/2" office:value-type="float" office:value="0.40528703776581" calcext:value-type="float">
            <text:p>0,405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330609729091798" calcext:value-type="float">
            <text:p>0,0331</text:p>
          </table:table-cell>
          <table:table-cell office:value-type="float" office:value="0.850776394742423" calcext:value-type="float">
            <text:p>0,8508</text:p>
          </table:table-cell>
          <table:table-cell office:value-type="float" office:value="0.00901778853744214" calcext:value-type="float">
            <text:p>0,0090</text:p>
          </table:table-cell>
          <table:table-cell table:formula="of:=SUM([.C9:.D9])" office:value-type="float" office:value="0.859794183279865" calcext:value-type="float">
            <text:p>0,8598</text:p>
          </table:table-cell>
          <table:table-cell table:formula="of:=[.E9]/2" office:value-type="float" office:value="0.429897091639933" calcext:value-type="float">
            <text:p>0,429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694805819071444" calcext:value-type="float">
            <text:p>0,0695</text:p>
          </table:table-cell>
          <table:table-cell office:value-type="float" office:value="0.755552246939277" calcext:value-type="float">
            <text:p>0,7556</text:p>
          </table:table-cell>
          <table:table-cell office:value-type="float" office:value="0.0137355196671932" calcext:value-type="float">
            <text:p>0,0137</text:p>
          </table:table-cell>
          <table:table-cell table:formula="of:=SUM([.C10:.D10])" office:value-type="float" office:value="0.76928776660647" calcext:value-type="float">
            <text:p>0,7693</text:p>
          </table:table-cell>
          <table:table-cell table:formula="of:=[.E10]/2" office:value-type="float" office:value="0.384643883303235" calcext:value-type="float">
            <text:p>0,384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984861642893189" calcext:value-type="float">
            <text:p>0,0985</text:p>
          </table:table-cell>
          <table:table-cell office:value-type="float" office:value="0.209581888643386" calcext:value-type="float">
            <text:p>0,2096</text:p>
          </table:table-cell>
          <table:table-cell office:value-type="float" office:value="0.103080766061633" calcext:value-type="float">
            <text:p>0,1031</text:p>
          </table:table-cell>
          <table:table-cell table:formula="of:=SUM([.C11:.D11])" office:value-type="float" office:value="0.312662654705018" calcext:value-type="float">
            <text:p>0,3127</text:p>
          </table:table-cell>
          <table:table-cell table:formula="of:=[.E11]/2" office:value-type="float" office:value="0.156331327352509" calcext:value-type="float">
            <text:p>0,1563</text:p>
          </table:table-cell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Default" table:formula="of:=SUM([.B2:.B11])" office:value-type="float" office:value="2.01040382890221" calcext:value-type="float">
            <text:p>2,01040382890221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20:28:43.3245614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3T20:29:22.295988059</dc:date>
    <meta:editing-duration>PT17M32S</meta:editing-duration>
    <meta:editing-cycles>10</meta:editing-cycles>
    <meta:generator>LibreOffice/6.4.7.2$Linux_X86_64 LibreOffice_project/40$Build-2</meta:generator>
    <meta:document-statistic meta:table-count="1" meta:cell-count="66" meta:object-count="0"/>
  </office:meta>
</office:document-meta>
</file>